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547in"/>
    </style:style>
    <style:style style:name="co3" style:family="table-column">
      <style:table-column-properties fo:break-before="auto" style:column-width="0.5457in"/>
    </style:style>
    <style:style style:name="co4" style:family="table-column">
      <style:table-column-properties fo:break-before="auto" style:column-width="0.5681in"/>
    </style:style>
    <style:style style:name="co5" style:family="table-column">
      <style:table-column-properties fo:break-before="auto" style:column-width="0.5898in"/>
    </style:style>
    <style:style style:name="co6" style:family="table-column">
      <style:table-column-properties fo:break-before="auto" style:column-width="0.5571in"/>
    </style:style>
    <style:style style:name="co7" style:family="table-column">
      <style:table-column-properties fo:break-before="auto" style:column-width="0.5244in"/>
    </style:style>
    <style:style style:name="co8" style:family="table-column">
      <style:table-column-properties fo:break-before="auto" style:column-width="0.4256in"/>
    </style:style>
    <style:style style:name="co9" style:family="table-column">
      <style:table-column-properties fo:break-before="auto" style:column-width="0.3272in"/>
    </style:style>
    <style:style style:name="co10" style:family="table-column">
      <style:table-column-properties fo:break-before="auto" style:column-width="0.3819in"/>
    </style:style>
    <style:style style:name="co11" style:family="table-column">
      <style:table-column-properties fo:break-before="auto" style:column-width="0.3602in"/>
    </style:style>
    <style:style style:name="co12" style:family="table-column">
      <style:table-column-properties fo:break-before="auto" style:column-width="0.3382in"/>
    </style:style>
    <style:style style:name="co13" style:family="table-column">
      <style:table-column-properties fo:break-before="auto" style:column-width="0.3165in"/>
    </style:style>
    <style:style style:name="co14" style:family="table-column">
      <style:table-column-properties fo:break-before="auto" style:column-width="0.31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00"/>
  </office:automatic-styles>
  <office:body>
    <office:spreadsheet>
      <table:table table:name="Лист1" table:style-name="ta1" table:print="false">
        <table:table-column table:style-name="co1" table:number-columns-repeated="2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number-columns-repeated="2" table:default-cell-style-name="ce1"/>
        <table:table-column table:style-name="co4" table:default-cell-style-name="ce1"/>
        <table:table-column table:style-name="co7" table:default-cell-style-name="ce1"/>
        <table:table-column table:style-name="co1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row table:style-name="ro1">
          <table:table-cell table:number-columns-repeated="21"/>
          <table:table-cell table:style-name="Default" table:number-columns-repeated="9"/>
          <table:table-cell table:number-columns-repeated="10"/>
        </table:table-row>
        <table:table-row table:style-name="ro1">
          <table:table-cell table:number-columns-repeated="21"/>
          <table:table-cell table:style-name="Default" table:number-columns-repeated="9"/>
          <table:table-cell/>
          <table:table-cell table:formula="of:=[.AF14]" office:value-type="string" office:string-value="$10-">
            <text:p>$10-</text:p>
          </table:table-cell>
          <table:table-cell table:formula="of:=[.AF14]" office:value-type="string" office:string-value="$10-">
            <text:p>$10-</text:p>
          </table:table-cell>
          <table:table-cell table:formula="of:=[.AF14]" office:value-type="string" office:string-value="$10-">
            <text:p>$10-</text:p>
          </table:table-cell>
          <table:table-cell table:formula="of:=[.AF14]" office:value-type="string" office:string-value="$10-">
            <text:p>$10-</text:p>
          </table:table-cell>
          <table:table-cell table:formula="of:=[.AF14]" office:value-type="string" office:string-value="$10-">
            <text:p>$10-</text:p>
          </table:table-cell>
          <table:table-cell table:formula="of:=[.AF14]" office:value-type="string" office:string-value="$10-">
            <text:p>$10-</text:p>
          </table:table-cell>
          <table:table-cell table:formula="of:=[.AF14]" office:value-type="string" office:string-value="$10-">
            <text:p>$10-</text:p>
          </table:table-cell>
          <table:table-cell table:formula="of:=[.AF14]" office:value-type="string" office:string-value="$10-">
            <text:p>$10-</text:p>
          </table:table-cell>
          <table:table-cell table:formula="of:=[.AF14]" office:value-type="string" office:string-value="$10-">
            <text:p>$10-</text:p>
          </table:table-cell>
        </table:table-row>
        <table:table-row table:style-name="ro1">
          <table:table-cell table:number-columns-repeated="21"/>
          <table:table-cell table:style-name="Default" table:number-columns-repeated="9"/>
          <table:table-cell/>
          <table:table-cell table:formula="of:=[.AF14]" office:value-type="string" office:string-value="$10-">
            <text:p>$10-</text:p>
          </table:table-cell>
          <table:table-cell table:formula="of:=[.AF14]" office:value-type="string" office:string-value="$10-">
            <text:p>$10-</text:p>
          </table:table-cell>
          <table:table-cell table:formula="of:=[.AF14]" office:value-type="string" office:string-value="$10-">
            <text:p>$10-</text:p>
          </table:table-cell>
          <table:table-cell table:formula="of:=[.AF14]" office:value-type="string" office:string-value="$10-">
            <text:p>$10-</text:p>
          </table:table-cell>
          <table:table-cell table:formula="of:=[.AF14]" office:value-type="string" office:string-value="$10-">
            <text:p>$10-</text:p>
          </table:table-cell>
          <table:table-cell table:formula="of:=[.AF14]" office:value-type="string" office:string-value="$10-">
            <text:p>$10-</text:p>
          </table:table-cell>
          <table:table-cell table:formula="of:=[.AF14]" office:value-type="string" office:string-value="$10-">
            <text:p>$10-</text:p>
          </table:table-cell>
          <table:table-cell table:formula="of:=[.AF14]" office:value-type="string" office:string-value="$10-">
            <text:p>$10-</text:p>
          </table:table-cell>
          <table:table-cell table:formula="of:=[.AF14]" office:value-type="string" office:string-value="$10-">
            <text:p>$10-</text:p>
          </table:table-cell>
        </table:table-row>
        <table:table-row table:style-name="ro1">
          <table:table-cell table:number-columns-repeated="21"/>
          <table:table-cell table:style-name="Default" table:number-columns-repeated="9"/>
          <table:table-cell/>
          <table:table-cell table:formula="of:=[.AF14]" office:value-type="string" office:string-value="$10-">
            <text:p>$10-</text:p>
          </table:table-cell>
          <table:table-cell table:formula="of:=[.AF14]" office:value-type="string" office:string-value="$10-">
            <text:p>$10-</text:p>
          </table:table-cell>
          <table:table-cell table:formula="of:=[.AF14]" office:value-type="string" office:string-value="$10-">
            <text:p>$10-</text:p>
          </table:table-cell>
          <table:table-cell table:formula="of:=[.AF14]" office:value-type="string" office:string-value="$10-">
            <text:p>$10-</text:p>
          </table:table-cell>
          <table:table-cell table:formula="of:=[.AF14]" office:value-type="string" office:string-value="$10-">
            <text:p>$10-</text:p>
          </table:table-cell>
          <table:table-cell table:formula="of:=[.AF14]" office:value-type="string" office:string-value="$10-">
            <text:p>$10-</text:p>
          </table:table-cell>
          <table:table-cell table:formula="of:=[.AF14]" office:value-type="string" office:string-value="$10-">
            <text:p>$10-</text:p>
          </table:table-cell>
          <table:table-cell table:formula="of:=[.AF14]" office:value-type="string" office:string-value="$10-">
            <text:p>$10-</text:p>
          </table:table-cell>
          <table:table-cell table:formula="of:=[.AF14]" office:value-type="string" office:string-value="$10-">
            <text:p>$10-</text:p>
          </table:table-cell>
        </table:table-row>
        <table:table-row table:style-name="ro1">
          <table:table-cell table:number-columns-repeated="21"/>
          <table:table-cell office:value-type="string">
            <text:p>30.</text:p>
          </table:table-cell>
          <table:table-cell office:value-type="string">
            <text:p>40.</text:p>
          </table:table-cell>
          <table:table-cell office:value-type="string">
            <text:p>50.</text:p>
          </table:table-cell>
          <table:table-cell office:value-type="string">
            <text:p>60.</text:p>
          </table:table-cell>
          <table:table-cell office:value-type="string">
            <text:p>70.</text:p>
          </table:table-cell>
          <table:table-cell office:value-type="string">
            <text:p>80.</text:p>
          </table:table-cell>
          <table:table-cell office:value-type="string">
            <text:p>00.</text:p>
          </table:table-cell>
          <table:table-cell office:value-type="string">
            <text:p>10.</text:p>
          </table:table-cell>
          <table:table-cell office:value-type="string">
            <text:p>20.</text:p>
          </table:table-cell>
          <table:table-cell/>
          <table:table-cell table:formula="of:=[.AF14]" office:value-type="string" office:string-value="$10-">
            <text:p>$10-</text:p>
          </table:table-cell>
          <table:table-cell table:formula="of:=[.AF14]" office:value-type="string" office:string-value="$10-">
            <text:p>$10-</text:p>
          </table:table-cell>
          <table:table-cell table:formula="of:=[.AF14]" office:value-type="string" office:string-value="$10-">
            <text:p>$10-</text:p>
          </table:table-cell>
          <table:table-cell table:formula="of:=[.AF14]" office:value-type="string" office:string-value="$10-">
            <text:p>$10-</text:p>
          </table:table-cell>
          <table:table-cell table:formula="of:=[.AF14]" office:value-type="string" office:string-value="$10-">
            <text:p>$10-</text:p>
          </table:table-cell>
          <table:table-cell table:formula="of:=[.AF14]" office:value-type="string" office:string-value="$10-">
            <text:p>$10-</text:p>
          </table:table-cell>
          <table:table-cell table:formula="of:=[.AF14]" office:value-type="string" office:string-value="$10-">
            <text:p>$10-</text:p>
          </table:table-cell>
          <table:table-cell table:formula="of:=[.AF14]" office:value-type="string" office:string-value="$10-">
            <text:p>$10-</text:p>
          </table:table-cell>
          <table:table-cell table:formula="of:=[.AF14]" office:value-type="string" office:string-value="$10-">
            <text:p>$10-</text:p>
          </table:table-cell>
        </table:table-row>
        <table:table-row table:style-name="ro1">
          <table:table-cell table:number-columns-repeated="21"/>
          <table:table-cell office:value-type="string">
            <text:p>31.</text:p>
          </table:table-cell>
          <table:table-cell office:value-type="string">
            <text:p>41.</text:p>
          </table:table-cell>
          <table:table-cell office:value-type="string">
            <text:p>51.</text:p>
          </table:table-cell>
          <table:table-cell office:value-type="string">
            <text:p>61.</text:p>
          </table:table-cell>
          <table:table-cell office:value-type="string">
            <text:p>71.</text:p>
          </table:table-cell>
          <table:table-cell office:value-type="string">
            <text:p>81.</text:p>
          </table:table-cell>
          <table:table-cell office:value-type="string">
            <text:p>01.</text:p>
          </table:table-cell>
          <table:table-cell office:value-type="string">
            <text:p>11.</text:p>
          </table:table-cell>
          <table:table-cell office:value-type="string">
            <text:p>21.</text:p>
          </table:table-cell>
          <table:table-cell/>
          <table:table-cell table:formula="of:=[.AF14]" office:value-type="string" office:string-value="$10-">
            <text:p>$10-</text:p>
          </table:table-cell>
          <table:table-cell table:formula="of:=[.AF14]" office:value-type="string" office:string-value="$10-">
            <text:p>$10-</text:p>
          </table:table-cell>
          <table:table-cell table:formula="of:=[.AF14]" office:value-type="string" office:string-value="$10-">
            <text:p>$10-</text:p>
          </table:table-cell>
          <table:table-cell table:formula="of:=[.AF14]" office:value-type="string" office:string-value="$10-">
            <text:p>$10-</text:p>
          </table:table-cell>
          <table:table-cell table:formula="of:=[.AF14]" office:value-type="string" office:string-value="$10-">
            <text:p>$10-</text:p>
          </table:table-cell>
          <table:table-cell table:formula="of:=[.AF14]" office:value-type="string" office:string-value="$10-">
            <text:p>$10-</text:p>
          </table:table-cell>
          <table:table-cell table:formula="of:=[.AF14]" office:value-type="string" office:string-value="$10-">
            <text:p>$10-</text:p>
          </table:table-cell>
          <table:table-cell table:formula="of:=[.AF14]" office:value-type="string" office:string-value="$10-">
            <text:p>$10-</text:p>
          </table:table-cell>
          <table:table-cell table:formula="of:=[.AF14]" office:value-type="string" office:string-value="$10-">
            <text:p>$10-</text:p>
          </table:table-cell>
        </table:table-row>
        <table:table-row table:style-name="ro1">
          <table:table-cell table:number-columns-repeated="21"/>
          <table:table-cell office:value-type="string">
            <text:p>32.</text:p>
          </table:table-cell>
          <table:table-cell office:value-type="string">
            <text:p>42.</text:p>
          </table:table-cell>
          <table:table-cell office:value-type="string">
            <text:p>52.</text:p>
          </table:table-cell>
          <table:table-cell office:value-type="string">
            <text:p>62.</text:p>
          </table:table-cell>
          <table:table-cell office:value-type="string">
            <text:p>72.</text:p>
          </table:table-cell>
          <table:table-cell office:value-type="string">
            <text:p>82.</text:p>
          </table:table-cell>
          <table:table-cell office:value-type="string">
            <text:p>02.</text:p>
          </table:table-cell>
          <table:table-cell office:value-type="string">
            <text:p>12.</text:p>
          </table:table-cell>
          <table:table-cell office:value-type="string">
            <text:p>22.</text:p>
          </table:table-cell>
          <table:table-cell/>
          <table:table-cell table:formula="of:=[.AF14]" office:value-type="string" office:string-value="$10-">
            <text:p>$10-</text:p>
          </table:table-cell>
          <table:table-cell table:formula="of:=[.AF14]" office:value-type="string" office:string-value="$10-">
            <text:p>$10-</text:p>
          </table:table-cell>
          <table:table-cell table:formula="of:=[.AF14]" office:value-type="string" office:string-value="$10-">
            <text:p>$10-</text:p>
          </table:table-cell>
          <table:table-cell table:formula="of:=[.AF14]" office:value-type="string" office:string-value="$10-">
            <text:p>$10-</text:p>
          </table:table-cell>
          <table:table-cell table:formula="of:=[.AF14]" office:value-type="string" office:string-value="$10-">
            <text:p>$10-</text:p>
          </table:table-cell>
          <table:table-cell table:formula="of:=[.AF14]" office:value-type="string" office:string-value="$10-">
            <text:p>$10-</text:p>
          </table:table-cell>
          <table:table-cell table:formula="of:=[.AF14]" office:value-type="string" office:string-value="$10-">
            <text:p>$10-</text:p>
          </table:table-cell>
          <table:table-cell table:formula="of:=[.AF14]" office:value-type="string" office:string-value="$10-">
            <text:p>$10-</text:p>
          </table:table-cell>
          <table:table-cell table:formula="of:=[.AF14]" office:value-type="string" office:string-value="$10-">
            <text:p>$10-</text:p>
          </table:table-cell>
        </table:table-row>
        <table:table-row table:style-name="ro1">
          <table:table-cell table:number-columns-repeated="21"/>
          <table:table-cell office:value-type="string">
            <text:p>33.</text:p>
          </table:table-cell>
          <table:table-cell office:value-type="string">
            <text:p>43.</text:p>
          </table:table-cell>
          <table:table-cell office:value-type="string">
            <text:p>53.</text:p>
          </table:table-cell>
          <table:table-cell office:value-type="string">
            <text:p>63.</text:p>
          </table:table-cell>
          <table:table-cell office:value-type="string">
            <text:p>73.</text:p>
          </table:table-cell>
          <table:table-cell office:value-type="string">
            <text:p>83.</text:p>
          </table:table-cell>
          <table:table-cell office:value-type="string">
            <text:p>03.</text:p>
          </table:table-cell>
          <table:table-cell office:value-type="string">
            <text:p>13.</text:p>
          </table:table-cell>
          <table:table-cell office:value-type="string">
            <text:p>23.</text:p>
          </table:table-cell>
          <table:table-cell/>
          <table:table-cell table:formula="of:=[.AF14]" office:value-type="string" office:string-value="$10-">
            <text:p>$10-</text:p>
          </table:table-cell>
          <table:table-cell table:formula="of:=[.AF14]" office:value-type="string" office:string-value="$10-">
            <text:p>$10-</text:p>
          </table:table-cell>
          <table:table-cell table:formula="of:=[.AF14]" office:value-type="string" office:string-value="$10-">
            <text:p>$10-</text:p>
          </table:table-cell>
          <table:table-cell table:formula="of:=[.AF14]" office:value-type="string" office:string-value="$10-">
            <text:p>$10-</text:p>
          </table:table-cell>
          <table:table-cell table:formula="of:=[.AF14]" office:value-type="string" office:string-value="$10-">
            <text:p>$10-</text:p>
          </table:table-cell>
          <table:table-cell table:formula="of:=[.AF14]" office:value-type="string" office:string-value="$10-">
            <text:p>$10-</text:p>
          </table:table-cell>
          <table:table-cell table:formula="of:=[.AF14]" office:value-type="string" office:string-value="$10-">
            <text:p>$10-</text:p>
          </table:table-cell>
          <table:table-cell table:formula="of:=[.AF14]" office:value-type="string" office:string-value="$10-">
            <text:p>$10-</text:p>
          </table:table-cell>
          <table:table-cell table:formula="of:=[.AF14]" office:value-type="string" office:string-value="$10-">
            <text:p>$10-</text:p>
          </table:table-cell>
        </table:table-row>
        <table:table-row table:style-name="ro1">
          <table:table-cell table:number-columns-repeated="21"/>
          <table:table-cell office:value-type="string">
            <text:p>34.</text:p>
          </table:table-cell>
          <table:table-cell office:value-type="string">
            <text:p>44.</text:p>
          </table:table-cell>
          <table:table-cell office:value-type="string">
            <text:p>54.</text:p>
          </table:table-cell>
          <table:table-cell office:value-type="string">
            <text:p>64.</text:p>
          </table:table-cell>
          <table:table-cell office:value-type="string">
            <text:p>74.</text:p>
          </table:table-cell>
          <table:table-cell office:value-type="string">
            <text:p>84.</text:p>
          </table:table-cell>
          <table:table-cell office:value-type="string">
            <text:p>04.</text:p>
          </table:table-cell>
          <table:table-cell office:value-type="string">
            <text:p>14.</text:p>
          </table:table-cell>
          <table:table-cell office:value-type="string">
            <text:p>24.</text:p>
          </table:table-cell>
          <table:table-cell/>
          <table:table-cell table:formula="of:=[.AF14]" office:value-type="string" office:string-value="$10-">
            <text:p>$10-</text:p>
          </table:table-cell>
          <table:table-cell table:formula="of:=[.AF14]" office:value-type="string" office:string-value="$10-">
            <text:p>$10-</text:p>
          </table:table-cell>
          <table:table-cell table:formula="of:=[.AF14]" office:value-type="string" office:string-value="$10-">
            <text:p>$10-</text:p>
          </table:table-cell>
          <table:table-cell table:formula="of:=[.AF14]" office:value-type="string" office:string-value="$10-">
            <text:p>$10-</text:p>
          </table:table-cell>
          <table:table-cell table:formula="of:=[.AF14]" office:value-type="string" office:string-value="$10-">
            <text:p>$10-</text:p>
          </table:table-cell>
          <table:table-cell table:formula="of:=[.AF14]" office:value-type="string" office:string-value="$10-">
            <text:p>$10-</text:p>
          </table:table-cell>
          <table:table-cell table:formula="of:=[.AF14]" office:value-type="string" office:string-value="$10-">
            <text:p>$10-</text:p>
          </table:table-cell>
          <table:table-cell table:formula="of:=[.AF14]" office:value-type="string" office:string-value="$10-">
            <text:p>$10-</text:p>
          </table:table-cell>
          <table:table-cell table:formula="of:=[.AF14]" office:value-type="string" office:string-value="$10-">
            <text:p>$10-</text:p>
          </table:table-cell>
        </table:table-row>
        <table:table-row table:style-name="ro1">
          <table:table-cell table:number-columns-repeated="21"/>
          <table:table-cell office:value-type="string">
            <text:p>35.</text:p>
          </table:table-cell>
          <table:table-cell office:value-type="string">
            <text:p>45.</text:p>
          </table:table-cell>
          <table:table-cell office:value-type="string">
            <text:p>55.</text:p>
          </table:table-cell>
          <table:table-cell office:value-type="string">
            <text:p>65.</text:p>
          </table:table-cell>
          <table:table-cell office:value-type="string">
            <text:p>75.</text:p>
          </table:table-cell>
          <table:table-cell office:value-type="string">
            <text:p>85.</text:p>
          </table:table-cell>
          <table:table-cell office:value-type="string">
            <text:p>05.</text:p>
          </table:table-cell>
          <table:table-cell office:value-type="string">
            <text:p>15.</text:p>
          </table:table-cell>
          <table:table-cell office:value-type="string">
            <text:p>25.</text:p>
          </table:table-cell>
          <table:table-cell/>
          <table:table-cell table:formula="of:=[.AF14]" office:value-type="string" office:string-value="$10-">
            <text:p>$10-</text:p>
          </table:table-cell>
          <table:table-cell table:formula="of:=[.AF14]" office:value-type="string" office:string-value="$10-">
            <text:p>$10-</text:p>
          </table:table-cell>
          <table:table-cell table:formula="of:=[.AF14]" office:value-type="string" office:string-value="$10-">
            <text:p>$10-</text:p>
          </table:table-cell>
          <table:table-cell table:formula="of:=[.AF14]" office:value-type="string" office:string-value="$10-">
            <text:p>$10-</text:p>
          </table:table-cell>
          <table:table-cell table:formula="of:=[.AF14]" office:value-type="string" office:string-value="$10-">
            <text:p>$10-</text:p>
          </table:table-cell>
          <table:table-cell table:formula="of:=[.AF14]" office:value-type="string" office:string-value="$10-">
            <text:p>$10-</text:p>
          </table:table-cell>
          <table:table-cell table:formula="of:=[.AF14]" office:value-type="string" office:string-value="$10-">
            <text:p>$10-</text:p>
          </table:table-cell>
          <table:table-cell table:formula="of:=[.AF14]" office:value-type="string" office:string-value="$10-">
            <text:p>$10-</text:p>
          </table:table-cell>
          <table:table-cell table:formula="of:=[.AF14]" office:value-type="string" office:string-value="$10-">
            <text:p>$10-</text:p>
          </table:table-cell>
        </table:table-row>
        <table:table-row table:style-name="ro1">
          <table:table-cell table:number-columns-repeated="21"/>
          <table:table-cell office:value-type="string">
            <text:p>36.</text:p>
          </table:table-cell>
          <table:table-cell office:value-type="string">
            <text:p>46.</text:p>
          </table:table-cell>
          <table:table-cell office:value-type="string">
            <text:p>56.</text:p>
          </table:table-cell>
          <table:table-cell office:value-type="string">
            <text:p>66.</text:p>
          </table:table-cell>
          <table:table-cell office:value-type="string">
            <text:p>76.</text:p>
          </table:table-cell>
          <table:table-cell office:value-type="string">
            <text:p>86.</text:p>
          </table:table-cell>
          <table:table-cell office:value-type="string">
            <text:p>06.</text:p>
          </table:table-cell>
          <table:table-cell office:value-type="string">
            <text:p>16.</text:p>
          </table:table-cell>
          <table:table-cell office:value-type="string">
            <text:p>26.</text:p>
          </table:table-cell>
          <table:table-cell table:number-columns-repeated="10"/>
        </table:table-row>
        <table:table-row table:style-name="ro1">
          <table:table-cell table:number-columns-repeated="21"/>
          <table:table-cell office:value-type="string">
            <text:p>37.</text:p>
          </table:table-cell>
          <table:table-cell office:value-type="string">
            <text:p>47.</text:p>
          </table:table-cell>
          <table:table-cell office:value-type="string">
            <text:p>57.</text:p>
          </table:table-cell>
          <table:table-cell office:value-type="string">
            <text:p>67.</text:p>
          </table:table-cell>
          <table:table-cell office:value-type="string">
            <text:p>77.</text:p>
          </table:table-cell>
          <table:table-cell office:value-type="string">
            <text:p>87.</text:p>
          </table:table-cell>
          <table:table-cell office:value-type="string">
            <text:p>07.</text:p>
          </table:table-cell>
          <table:table-cell office:value-type="string">
            <text:p>17.</text:p>
          </table:table-cell>
          <table:table-cell office:value-type="string">
            <text:p>27.</text:p>
          </table:table-cell>
          <table:table-cell table:number-columns-repeated="10"/>
        </table:table-row>
        <table:table-row table:style-name="ro1">
          <table:table-cell table:number-columns-repeated="21"/>
          <table:table-cell office:value-type="string">
            <text:p>38.</text:p>
          </table:table-cell>
          <table:table-cell office:value-type="string">
            <text:p>48.</text:p>
          </table:table-cell>
          <table:table-cell office:value-type="string">
            <text:p>58.</text:p>
          </table:table-cell>
          <table:table-cell office:value-type="string">
            <text:p>68.</text:p>
          </table:table-cell>
          <table:table-cell office:value-type="string">
            <text:p>78.</text:p>
          </table:table-cell>
          <table:table-cell office:value-type="string">
            <text:p>88.</text:p>
          </table:table-cell>
          <table:table-cell office:value-type="string">
            <text:p>08.</text:p>
          </table:table-cell>
          <table:table-cell office:value-type="string">
            <text:p>18.</text:p>
          </table:table-cell>
          <table:table-cell office:value-type="string">
            <text:p>28.</text:p>
          </table:table-cell>
          <table:table-cell table:number-columns-repeated="10"/>
        </table:table-row>
        <table:table-row table:style-name="ro1">
          <table:table-cell table:number-columns-repeated="21"/>
          <table:table-cell table:style-name="Default" table:number-columns-repeated="9"/>
          <table:table-cell/>
          <table:table-cell table:style-name="ce3" office:value-type="string">
            <text:p>$10-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2" table:formula="of:=[.AF2]&amp;[.V5]" office:value-type="string" office:string-value="$10-30.">
            <text:p>$10-30.</text:p>
          </table:table-cell>
          <table:table-cell table:style-name="ce2" table:formula="of:=[.AG2]&amp;[.W5]" office:value-type="string" office:string-value="$10-40.">
            <text:p>$10-40.</text:p>
          </table:table-cell>
          <table:table-cell table:style-name="ce2" table:formula="of:=[.AH2]&amp;[.X5]" office:value-type="string" office:string-value="$10-50.">
            <text:p>$10-50.</text:p>
          </table:table-cell>
          <table:table-cell table:style-name="ce2" table:formula="of:=[.AI2]&amp;[.Y5]" office:value-type="string" office:string-value="$10-60.">
            <text:p>$10-60.</text:p>
          </table:table-cell>
          <table:table-cell table:style-name="ce2" table:formula="of:=[.AJ2]&amp;[.Z5]" office:value-type="string" office:string-value="$10-70.">
            <text:p>$10-70.</text:p>
          </table:table-cell>
          <table:table-cell table:style-name="ce2" table:formula="of:=[.AK2]&amp;[.AA5]" office:value-type="string" office:string-value="$10-80.">
            <text:p>$10-80.</text:p>
          </table:table-cell>
          <table:table-cell table:style-name="ce2" table:formula="of:=[.AL2]&amp;[.AB5]" office:value-type="string" office:string-value="$10-00.">
            <text:p>$10-00.</text:p>
          </table:table-cell>
          <table:table-cell table:style-name="ce2" table:formula="of:=[.AM2]&amp;[.AC5]" office:value-type="string" office:string-value="$10-10.">
            <text:p>$10-10.</text:p>
          </table:table-cell>
          <table:table-cell table:style-name="ce2" table:formula="of:=[.AN2]&amp;[.AD5]" office:value-type="string" office:string-value="$10-20.">
            <text:p>$10-20.</text:p>
          </table:table-cell>
          <table:table-cell table:number-columns-repeated="10"/>
        </table:table-row>
        <table:table-row table:style-name="ro1">
          <table:table-cell table:number-columns-repeated="21"/>
          <table:table-cell table:style-name="ce2" table:formula="of:=[.AF3]&amp;[.V6]" office:value-type="string" office:string-value="$10-31.">
            <text:p>$10-31.</text:p>
          </table:table-cell>
          <table:table-cell table:style-name="ce2" table:formula="of:=[.AG3]&amp;[.W6]" office:value-type="string" office:string-value="$10-41.">
            <text:p>$10-41.</text:p>
          </table:table-cell>
          <table:table-cell table:style-name="ce2" table:formula="of:=[.AH3]&amp;[.X6]" office:value-type="string" office:string-value="$10-51.">
            <text:p>$10-51.</text:p>
          </table:table-cell>
          <table:table-cell table:style-name="ce2" table:formula="of:=[.AI3]&amp;[.Y6]" office:value-type="string" office:string-value="$10-61.">
            <text:p>$10-61.</text:p>
          </table:table-cell>
          <table:table-cell table:style-name="ce2" table:formula="of:=[.AJ3]&amp;[.Z6]" office:value-type="string" office:string-value="$10-71.">
            <text:p>$10-71.</text:p>
          </table:table-cell>
          <table:table-cell table:style-name="ce2" table:formula="of:=[.AK3]&amp;[.AA6]" office:value-type="string" office:string-value="$10-81.">
            <text:p>$10-81.</text:p>
          </table:table-cell>
          <table:table-cell table:style-name="ce2" table:formula="of:=[.AL3]&amp;[.AB6]" office:value-type="string" office:string-value="$10-01.">
            <text:p>$10-01.</text:p>
          </table:table-cell>
          <table:table-cell table:style-name="ce2" table:formula="of:=[.AM3]&amp;[.AC6]" office:value-type="string" office:string-value="$10-11.">
            <text:p>$10-11.</text:p>
          </table:table-cell>
          <table:table-cell table:style-name="ce2" table:formula="of:=[.AN3]&amp;[.AD6]" office:value-type="string" office:string-value="$10-21.">
            <text:p>$10-21.</text:p>
          </table:table-cell>
          <table:table-cell table:number-columns-repeated="10"/>
        </table:table-row>
        <table:table-row table:style-name="ro1">
          <table:table-cell table:number-columns-repeated="21"/>
          <table:table-cell table:style-name="ce2" table:formula="of:=[.AF4]&amp;[.V7]" office:value-type="string" office:string-value="$10-32.">
            <text:p>$10-32.</text:p>
          </table:table-cell>
          <table:table-cell table:style-name="ce2" table:formula="of:=[.AG4]&amp;[.W7]" office:value-type="string" office:string-value="$10-42.">
            <text:p>$10-42.</text:p>
          </table:table-cell>
          <table:table-cell table:style-name="ce2" table:formula="of:=[.AH4]&amp;[.X7]" office:value-type="string" office:string-value="$10-52.">
            <text:p>$10-52.</text:p>
          </table:table-cell>
          <table:table-cell table:style-name="ce2" table:formula="of:=[.AI4]&amp;[.Y7]" office:value-type="string" office:string-value="$10-62.">
            <text:p>$10-62.</text:p>
          </table:table-cell>
          <table:table-cell table:style-name="ce2" table:formula="of:=[.AJ4]&amp;[.Z7]" office:value-type="string" office:string-value="$10-72.">
            <text:p>$10-72.</text:p>
          </table:table-cell>
          <table:table-cell table:style-name="ce2" table:formula="of:=[.AK4]&amp;[.AA7]" office:value-type="string" office:string-value="$10-82.">
            <text:p>$10-82.</text:p>
          </table:table-cell>
          <table:table-cell table:style-name="ce2" table:formula="of:=[.AL4]&amp;[.AB7]" office:value-type="string" office:string-value="$10-02.">
            <text:p>$10-02.</text:p>
          </table:table-cell>
          <table:table-cell table:style-name="ce2" table:formula="of:=[.AM4]&amp;[.AC7]" office:value-type="string" office:string-value="$10-12.">
            <text:p>$10-12.</text:p>
          </table:table-cell>
          <table:table-cell table:style-name="ce2" table:formula="of:=[.AN4]&amp;[.AD7]" office:value-type="string" office:string-value="$10-22.">
            <text:p>$10-22.</text:p>
          </table:table-cell>
          <table:table-cell table:number-columns-repeated="10"/>
        </table:table-row>
        <table:table-row table:style-name="ro1">
          <table:table-cell table:number-columns-repeated="21"/>
          <table:table-cell table:style-name="ce2" table:formula="of:=[.AF5]&amp;[.V8]" office:value-type="string" office:string-value="$10-33.">
            <text:p>$10-33.</text:p>
          </table:table-cell>
          <table:table-cell table:style-name="ce2" table:formula="of:=[.AG5]&amp;[.W8]" office:value-type="string" office:string-value="$10-43.">
            <text:p>$10-43.</text:p>
          </table:table-cell>
          <table:table-cell table:style-name="ce2" table:formula="of:=[.AH5]&amp;[.X8]" office:value-type="string" office:string-value="$10-53.">
            <text:p>$10-53.</text:p>
          </table:table-cell>
          <table:table-cell table:style-name="ce2" table:formula="of:=[.AI5]&amp;[.Y8]" office:value-type="string" office:string-value="$10-63.">
            <text:p>$10-63.</text:p>
          </table:table-cell>
          <table:table-cell table:style-name="ce2" table:formula="of:=[.AJ5]&amp;[.Z8]" office:value-type="string" office:string-value="$10-73.">
            <text:p>$10-73.</text:p>
          </table:table-cell>
          <table:table-cell table:style-name="ce2" table:formula="of:=[.AK5]&amp;[.AA8]" office:value-type="string" office:string-value="$10-83.">
            <text:p>$10-83.</text:p>
          </table:table-cell>
          <table:table-cell table:style-name="ce2" table:formula="of:=[.AL5]&amp;[.AB8]" office:value-type="string" office:string-value="$10-03.">
            <text:p>$10-03.</text:p>
          </table:table-cell>
          <table:table-cell table:style-name="ce2" table:formula="of:=[.AM5]&amp;[.AC8]" office:value-type="string" office:string-value="$10-13.">
            <text:p>$10-13.</text:p>
          </table:table-cell>
          <table:table-cell table:style-name="ce2" table:formula="of:=[.AN5]&amp;[.AD8]" office:value-type="string" office:string-value="$10-23.">
            <text:p>$10-23.</text:p>
          </table:table-cell>
          <table:table-cell table:number-columns-repeated="10"/>
        </table:table-row>
        <table:table-row table:style-name="ro1">
          <table:table-cell table:number-columns-repeated="21"/>
          <table:table-cell table:style-name="ce2" table:formula="of:=[.AF6]&amp;[.V9]" office:value-type="string" office:string-value="$10-34.">
            <text:p>$10-34.</text:p>
          </table:table-cell>
          <table:table-cell table:style-name="ce2" table:formula="of:=[.AG6]&amp;[.W9]" office:value-type="string" office:string-value="$10-44.">
            <text:p>$10-44.</text:p>
          </table:table-cell>
          <table:table-cell table:style-name="ce2" table:formula="of:=[.AH6]&amp;[.X9]" office:value-type="string" office:string-value="$10-54.">
            <text:p>$10-54.</text:p>
          </table:table-cell>
          <table:table-cell table:style-name="ce2" table:formula="of:=[.AI6]&amp;[.Y9]" office:value-type="string" office:string-value="$10-64.">
            <text:p>$10-64.</text:p>
          </table:table-cell>
          <table:table-cell table:style-name="ce2" table:formula="of:=[.AJ6]&amp;[.Z9]" office:value-type="string" office:string-value="$10-74.">
            <text:p>$10-74.</text:p>
          </table:table-cell>
          <table:table-cell table:style-name="ce2" table:formula="of:=[.AK6]&amp;[.AA9]" office:value-type="string" office:string-value="$10-84.">
            <text:p>$10-84.</text:p>
          </table:table-cell>
          <table:table-cell table:style-name="ce2" table:formula="of:=[.AL6]&amp;[.AB9]" office:value-type="string" office:string-value="$10-04.">
            <text:p>$10-04.</text:p>
          </table:table-cell>
          <table:table-cell table:style-name="ce2" table:formula="of:=[.AM6]&amp;[.AC9]" office:value-type="string" office:string-value="$10-14.">
            <text:p>$10-14.</text:p>
          </table:table-cell>
          <table:table-cell table:style-name="ce2" table:formula="of:=[.AN6]&amp;[.AD9]" office:value-type="string" office:string-value="$10-24.">
            <text:p>$10-24.</text:p>
          </table:table-cell>
          <table:table-cell table:number-columns-repeated="10"/>
        </table:table-row>
        <table:table-row table:style-name="ro1">
          <table:table-cell table:number-columns-repeated="21"/>
          <table:table-cell table:style-name="ce2" table:formula="of:=[.AF7]&amp;[.V10]" office:value-type="string" office:string-value="$10-35.">
            <text:p>$10-35.</text:p>
          </table:table-cell>
          <table:table-cell table:style-name="ce2" table:formula="of:=[.AG7]&amp;[.W10]" office:value-type="string" office:string-value="$10-45.">
            <text:p>$10-45.</text:p>
          </table:table-cell>
          <table:table-cell table:style-name="ce2" table:formula="of:=[.AH7]&amp;[.X10]" office:value-type="string" office:string-value="$10-55.">
            <text:p>$10-55.</text:p>
          </table:table-cell>
          <table:table-cell table:style-name="ce2" table:formula="of:=[.AI7]&amp;[.Y10]" office:value-type="string" office:string-value="$10-65.">
            <text:p>$10-65.</text:p>
          </table:table-cell>
          <table:table-cell table:style-name="ce2" table:formula="of:=[.AJ7]&amp;[.Z10]" office:value-type="string" office:string-value="$10-75.">
            <text:p>$10-75.</text:p>
          </table:table-cell>
          <table:table-cell table:style-name="ce2" table:formula="of:=[.AK7]&amp;[.AA10]" office:value-type="string" office:string-value="$10-85.">
            <text:p>$10-85.</text:p>
          </table:table-cell>
          <table:table-cell table:style-name="ce2" table:formula="of:=[.AL7]&amp;[.AB10]" office:value-type="string" office:string-value="$10-05.">
            <text:p>$10-05.</text:p>
          </table:table-cell>
          <table:table-cell table:style-name="ce2" table:formula="of:=[.AM7]&amp;[.AC10]" office:value-type="string" office:string-value="$10-15.">
            <text:p>$10-15.</text:p>
          </table:table-cell>
          <table:table-cell table:style-name="ce2" table:formula="of:=[.AN7]&amp;[.AD10]" office:value-type="string" office:string-value="$10-25.">
            <text:p>$10-25.</text:p>
          </table:table-cell>
          <table:table-cell table:number-columns-repeated="10"/>
        </table:table-row>
        <table:table-row table:style-name="ro1">
          <table:table-cell table:number-columns-repeated="21"/>
          <table:table-cell table:style-name="ce2" table:formula="of:=[.AF8]&amp;[.V11]" office:value-type="string" office:string-value="$10-36.">
            <text:p>$10-36.</text:p>
          </table:table-cell>
          <table:table-cell table:style-name="ce2" table:formula="of:=[.AG8]&amp;[.W11]" office:value-type="string" office:string-value="$10-46.">
            <text:p>$10-46.</text:p>
          </table:table-cell>
          <table:table-cell table:style-name="ce2" table:formula="of:=[.AH8]&amp;[.X11]" office:value-type="string" office:string-value="$10-56.">
            <text:p>$10-56.</text:p>
          </table:table-cell>
          <table:table-cell table:style-name="ce2" table:formula="of:=[.AI8]&amp;[.Y11]" office:value-type="string" office:string-value="$10-66.">
            <text:p>$10-66.</text:p>
          </table:table-cell>
          <table:table-cell table:style-name="ce2" table:formula="of:=[.AJ8]&amp;[.Z11]" office:value-type="string" office:string-value="$10-76.">
            <text:p>$10-76.</text:p>
          </table:table-cell>
          <table:table-cell table:style-name="ce2" table:formula="of:=[.AK8]&amp;[.AA11]" office:value-type="string" office:string-value="$10-86.">
            <text:p>$10-86.</text:p>
          </table:table-cell>
          <table:table-cell table:style-name="ce2" table:formula="of:=[.AL8]&amp;[.AB11]" office:value-type="string" office:string-value="$10-06.">
            <text:p>$10-06.</text:p>
          </table:table-cell>
          <table:table-cell table:style-name="ce2" table:formula="of:=[.AM8]&amp;[.AC11]" office:value-type="string" office:string-value="$10-16.">
            <text:p>$10-16.</text:p>
          </table:table-cell>
          <table:table-cell table:style-name="ce2" table:formula="of:=[.AN8]&amp;[.AD11]" office:value-type="string" office:string-value="$10-26.">
            <text:p>$10-26.</text:p>
          </table:table-cell>
          <table:table-cell table:number-columns-repeated="10"/>
        </table:table-row>
        <table:table-row table:style-name="ro1">
          <table:table-cell table:number-columns-repeated="21"/>
          <table:table-cell table:style-name="ce2" table:formula="of:=[.AF9]&amp;[.V12]" office:value-type="string" office:string-value="$10-37.">
            <text:p>$10-37.</text:p>
          </table:table-cell>
          <table:table-cell table:style-name="ce2" table:formula="of:=[.AG9]&amp;[.W12]" office:value-type="string" office:string-value="$10-47.">
            <text:p>$10-47.</text:p>
          </table:table-cell>
          <table:table-cell table:style-name="ce2" table:formula="of:=[.AH9]&amp;[.X12]" office:value-type="string" office:string-value="$10-57.">
            <text:p>$10-57.</text:p>
          </table:table-cell>
          <table:table-cell table:style-name="ce2" table:formula="of:=[.AI9]&amp;[.Y12]" office:value-type="string" office:string-value="$10-67.">
            <text:p>$10-67.</text:p>
          </table:table-cell>
          <table:table-cell table:style-name="ce2" table:formula="of:=[.AJ9]&amp;[.Z12]" office:value-type="string" office:string-value="$10-77.">
            <text:p>$10-77.</text:p>
          </table:table-cell>
          <table:table-cell table:style-name="ce2" table:formula="of:=[.AK9]&amp;[.AA12]" office:value-type="string" office:string-value="$10-87.">
            <text:p>$10-87.</text:p>
          </table:table-cell>
          <table:table-cell table:style-name="ce2" table:formula="of:=[.AL9]&amp;[.AB12]" office:value-type="string" office:string-value="$10-07.">
            <text:p>$10-07.</text:p>
          </table:table-cell>
          <table:table-cell table:style-name="ce2" table:formula="of:=[.AM9]&amp;[.AC12]" office:value-type="string" office:string-value="$10-17.">
            <text:p>$10-17.</text:p>
          </table:table-cell>
          <table:table-cell table:style-name="ce2" table:formula="of:=[.AN9]&amp;[.AD12]" office:value-type="string" office:string-value="$10-27.">
            <text:p>$10-27.</text:p>
          </table:table-cell>
          <table:table-cell table:number-columns-repeated="10"/>
        </table:table-row>
        <table:table-row table:style-name="ro1">
          <table:table-cell table:number-columns-repeated="21"/>
          <table:table-cell table:style-name="ce2" table:formula="of:=[.AF10]&amp;[.V13]" office:value-type="string" office:string-value="$10-38.">
            <text:p>$10-38.</text:p>
          </table:table-cell>
          <table:table-cell table:style-name="ce2" table:formula="of:=[.AG10]&amp;[.W13]" office:value-type="string" office:string-value="$10-48.">
            <text:p>$10-48.</text:p>
          </table:table-cell>
          <table:table-cell table:style-name="ce2" table:formula="of:=[.AH10]&amp;[.X13]" office:value-type="string" office:string-value="$10-58.">
            <text:p>$10-58.</text:p>
          </table:table-cell>
          <table:table-cell table:style-name="ce2" table:formula="of:=[.AI10]&amp;[.Y13]" office:value-type="string" office:string-value="$10-68.">
            <text:p>$10-68.</text:p>
          </table:table-cell>
          <table:table-cell table:style-name="ce2" table:formula="of:=[.AJ10]&amp;[.Z13]" office:value-type="string" office:string-value="$10-78.">
            <text:p>$10-78.</text:p>
          </table:table-cell>
          <table:table-cell table:style-name="ce2" table:formula="of:=[.AK10]&amp;[.AA13]" office:value-type="string" office:string-value="$10-88.">
            <text:p>$10-88.</text:p>
          </table:table-cell>
          <table:table-cell table:style-name="ce2" table:formula="of:=[.AL10]&amp;[.AB13]" office:value-type="string" office:string-value="$10-08.">
            <text:p>$10-08.</text:p>
          </table:table-cell>
          <table:table-cell table:style-name="ce2" table:formula="of:=[.AM10]&amp;[.AC13]" office:value-type="string" office:string-value="$10-18.">
            <text:p>$10-18.</text:p>
          </table:table-cell>
          <table:table-cell table:style-name="ce2" table:formula="of:=[.AN10]&amp;[.AD13]" office:value-type="string" office:string-value="$10-28.">
            <text:p>$10-28.</text:p>
          </table:table-cell>
          <table:table-cell table:number-columns-repeated="10"/>
        </table:table-row>
      </table:table>
      <table:table table:name="Лист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6">12/06/2019</text:date>, <text:time>11:51:03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quorpikkor </meta:initial-creator>
    <meta:creation-date>2019-10-03T23:09:40.66</meta:creation-date>
    <dc:date>2019-12-06T11:51:03.63</dc:date>
    <meta:editing-duration>PT2H55M57S</meta:editing-duration>
    <meta:editing-cycles>5</meta:editing-cycles>
    <meta:generator>OpenOffice/4.1.6$Win32 OpenOffice.org_project/416m1$Build-9790</meta:generator>
    <meta:document-statistic meta:table-count="3" meta:cell-count="244" meta:object-count="0"/>
  </office:meta>
</office:document-meta>
</file>